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4.482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3.515cm"/>
    </style:style>
    <style:style style:name="co7" style:family="table-column">
      <style:table-column-properties fo:break-before="auto" style:column-width="3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e report on Total-Time figures only her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cale-Factor</text:p>
          </table:table-cell>
          <table:table-cell/>
          <table:table-cell office:value-type="string" calcext:value-type="string">
            <text:p>Non-Vectorised Old (ms)</text:p>
          </table:table-cell>
          <table:table-cell office:value-type="string" calcext:value-type="string">
            <text:p>Non-Vectorised New (ms)</text:p>
          </table:table-cell>
          <table:table-cell office:value-type="string" calcext:value-type="string">
            <text:p>Relative</text:p>
          </table:table-cell>
          <table:table-cell/>
          <table:table-cell office:value-type="string" calcext:value-type="string">
            <text:p>Vectorised Old (ms)</text:p>
          </table:table-cell>
          <table:table-cell office:value-type="string" calcext:value-type="string">
            <text:p>Vectorised New (ms)</text:p>
          </table:table-cell>
          <table:table-cell office:value-type="string" calcext:value-type="string">
            <text:p>Relativ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8.3" calcext:value-type="float">
            <text:p>308.3</text:p>
          </table:table-cell>
          <table:table-cell office:value-type="float" office:value="275.8" calcext:value-type="float">
            <text:p>275.8</text:p>
          </table:table-cell>
          <table:table-cell table:style-name="ce1" table:formula="of:=[.E5]/[.D5]" office:value-type="float" office:value="0.894583198183587" calcext:value-type="float">
            <text:p>0.89</text:p>
          </table:table-cell>
          <table:table-cell/>
          <table:table-cell office:value-type="float" office:value="421.3" calcext:value-type="float">
            <text:p>421.3</text:p>
          </table:table-cell>
          <table:table-cell office:value-type="float" office:value="412.4" calcext:value-type="float">
            <text:p>412.4</text:p>
          </table:table-cell>
          <table:table-cell table:style-name="ce1" table:formula="of:=[.I5]/[.H5]" office:value-type="float" office:value="0.978874910989793" calcext:value-type="float">
            <text:p>0.9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float" office:value="1945.7" calcext:value-type="float">
            <text:p>1945.7</text:p>
          </table:table-cell>
          <table:table-cell table:style-name="ce1" table:formula="of:=[.E6]/[.D6]" office:value-type="float" office:value="1.00501033057851" calcext:value-type="float">
            <text:p>1.01</text:p>
          </table:table-cell>
          <table:table-cell/>
          <table:table-cell office:value-type="float" office:value="2835.9" calcext:value-type="float">
            <text:p>2835.9</text:p>
          </table:table-cell>
          <table:table-cell office:value-type="float" office:value="2832.8" calcext:value-type="float">
            <text:p>2832.8</text:p>
          </table:table-cell>
          <table:table-cell table:style-name="ce1" table:formula="of:=[.I6]/[.H6]" office:value-type="float" office:value="0.998906872597765" calcext:value-type="float">
            <text:p>1.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8048.1" calcext:value-type="float">
            <text:p>18048.1</text:p>
          </table:table-cell>
          <table:table-cell office:value-type="float" office:value="15486.4" calcext:value-type="float">
            <text:p>15486.4</text:p>
          </table:table-cell>
          <table:table-cell table:style-name="ce1" table:formula="of:=[.E7]/[.D7]" office:value-type="float" office:value="0.858062621550191" calcext:value-type="float">
            <text:p>0.86</text:p>
          </table:table-cell>
          <table:table-cell/>
          <table:table-cell office:value-type="float" office:value="27450" calcext:value-type="float">
            <text:p>27450</text:p>
          </table:table-cell>
          <table:table-cell office:value-type="float" office:value="26796.8" calcext:value-type="float">
            <text:p>26796.8</text:p>
          </table:table-cell>
          <table:table-cell table:style-name="ce1" table:formula="of:=[.I7]/[.H7]" office:value-type="float" office:value="0.976204007285975" calcext:value-type="float">
            <text:p>0.9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riginal NV – to – V Gap</text:p>
          </table:table-cell>
          <table:table-cell office:value-type="string" calcext:value-type="string">
            <text:p>New NV – to – V Gap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H5]-[.D5]" office:value-type="float" office:value="113" calcext:value-type="float">
            <text:p>113</text:p>
          </table:table-cell>
          <table:table-cell table:formula="of:=[.I5]-[.E5]" office:value-type="float" office:value="136.6" calcext:value-type="float">
            <text:p>136.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H6]-[.D6]" office:value-type="float" office:value="899.9" calcext:value-type="float">
            <text:p>899.9</text:p>
          </table:table-cell>
          <table:table-cell table:formula="of:=[.I6]-[.E6]" office:value-type="float" office:value="887.1" calcext:value-type="float">
            <text:p>887.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H7]-[.D7]" office:value-type="float" office:value="9401.9" calcext:value-type="float">
            <text:p>9401.9</text:p>
          </table:table-cell>
          <table:table-cell table:formula="of:=[.I7]-[.E7]" office:value-type="float" office:value="11310.4" calcext:value-type="float">
            <text:p>11310.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6:26:15.292706821</meta:creation-date>
    <dc:date>2023-11-01T16:33:16.238651708</dc:date>
    <meta:editing-duration>PT7M1S</meta:editing-duration>
    <meta:editing-cycles>1</meta:editing-cycles>
    <meta:document-statistic meta:table-count="1" meta:cell-count="37" meta:object-count="0"/>
    <meta:generator>LibreOffice/7.6.2.1$Linux_X86_64 LibreOffice_project/60$Build-1</meta:generator>
  </office:meta>
</office:document-meta>
</file>